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3000000C2B2E435A52F2E398C.png" manifest:media-type=""/>
  <manifest:file-entry manifest:full-path="Pictures/100000000000028000000168717F86B55B5604A3.png" manifest:media-type=""/>
  <manifest:file-entry manifest:full-path="Pictures/1000000000000386000002AE87A3C78245DF455F.png" manifest:media-type=""/>
  <manifest:file-entry manifest:full-path="Pictures/1000000000000258000000AF1799477CF9CB41E7.png" manifest:media-type=""/>
  <manifest:file-entry manifest:full-path="Pictures/100000000000005C0000001487C4AA3F53912CA2.png" manifest:media-type=""/>
  <manifest:file-entry manifest:full-path="Pictures/10000000000001AF000000495841CCC866E39D37.png" manifest:media-type=""/>
  <manifest:file-entry manifest:full-path="Pictures/100000000000014A0000014B84C390C41DEB198F.png" manifest:media-type=""/>
  <manifest:file-entry manifest:full-path="Pictures/1000000000000268000000D23B47B19327FD1F76.png" manifest:media-type=""/>
  <manifest:file-entry manifest:full-path="Pictures/10000000000003000000006F881B963C3594448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outline1">
      <style:graphic-properties fo:min-height="8.884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draw:auto-grow-height="true" fo:min-height="2.41cm"/>
    </style:style>
    <style:style style:name="pr5" style:family="presentation" style:parent-style-name="Standard-outline1">
      <style:graphic-properties fo:min-height="12.323cm"/>
    </style:style>
    <style:style style:name="pr6" style:family="presentation" style:parent-style-name="Standard-outline1">
      <style:graphic-properties fo:min-height="5.747cm"/>
    </style:style>
    <style:style style:name="pr7" style:family="presentation" style:parent-style-name="Standard-title">
      <style:graphic-properties fo:min-height="2.41cm"/>
    </style:style>
    <style:style style:name="P1" style:family="paragraph">
      <style:text-properties fo:color="#ff0000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ce181e"/>
    </style:style>
    <style:style style:name="P5" style:family="paragraph">
      <style:text-properties fo:font-size="23.3999996185303pt"/>
    </style:style>
    <style:style style:name="P6" style:family="paragraph">
      <style:text-properties fo:font-size="14pt"/>
    </style:style>
    <style:style style:name="T1" style:family="text">
      <style:text-properties fo:color="#ff0000"/>
    </style:style>
    <style:style style:name="T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Henhouse</text:span></text:p>
          </draw:text-box>
        </draw:frame>
        <draw:frame presentation:style-name="pr2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2" draw:layer="layout" svg:width="25.4cm" svg:height="11.6cm" svg:x="1.4cm" svg:y="3cm">
          <draw:image xlink:href="Pictures/100000000000028000000168717F86B55B5604A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2">
        <office:forms form:automatic-focus="false" form:apply-design-mode="false"/>
        <draw:frame presentation:style-name="pr4" draw:text-style-name="P4" draw:layer="layout" svg:width="25.2cm" svg:height="2.41cm" svg:x="1.4cm" svg:y="0.737cm" presentation:class="title">
          <draw:text-box>
            <text:p><text:span text:style-name="T2"><text:s/></text:span><text:span text:style-name="T2">Lamps of 40 lux</text:span></text:p>
          </draw:text-box>
        </draw:frame>
        <draw:frame presentation:style-name="pr5" draw:layer="layout" svg:width="12.297cm" svg:height="10.395cm" svg:x="1.4cm" svg:y="3.675cm" presentation:class="outline" presentation:placeholder="true" presentation:user-transformed="true">
          <draw:text-box/>
        </draw:frame>
        <draw:frame presentation:style-name="pr6" draw:layer="layout" svg:width="12.297cm" svg:height="4.958cm" svg:x="14.313cm" svg:y="3.675cm" presentation:class="outline" presentation:placeholder="true" presentation:user-transformed="true">
          <draw:text-box/>
        </draw:frame>
        <draw:frame presentation:style-name="pr6" draw:layer="layout" svg:width="12.297cm" svg:height="4.958cm" svg:x="14.313cm" svg:y="9.105cm" presentation:class="outline">
          <draw:text-box>
            <text:list text:style-name="L2">
              <text:list-item>
                <text:p>2700 lm</text:p>
                <text:p/>
              </text:list-item>
              <text:list-item>
                <text:p>30 w</text:p>
              </text:list-item>
            </text:list>
          </draw:text-box>
        </draw:frame>
        <draw:frame draw:style-name="gr3" draw:layer="layout" svg:width="10.332cm" svg:height="5.893cm" svg:x="2.204cm" svg:y="5.787cm">
          <draw:image xlink:href="Pictures/1000000000000386000002AE87A3C78245DF455F.png" xlink:type="simple" xlink:show="embed" xlink:actuate="onLoad">
            <text:p/>
          </draw:image>
        </draw:frame>
        <draw:frame draw:style-name="gr3" draw:layer="layout" svg:width="12.57cm" svg:height="1.596cm" svg:x="14.327cm" svg:y="3.968cm">
          <draw:image xlink:href="Pictures/10000000000001AF000000495841CCC866E39D37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6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frame presentation:style-name="pr7" draw:text-style-name="P4" draw:layer="layout" svg:width="25.2cm" svg:height="2.41cm" svg:x="1.4cm" svg:y="0.737cm" presentation:class="title">
          <draw:text-box>
            <text:p><text:span text:style-name="T2"><text:s/></text:span><text:span text:style-name="T2">Dialux</text:span></text:p>
          </draw:text-box>
        </draw:frame>
        <draw:frame presentation:style-name="pr5" draw:layer="layout" svg:width="25.2cm" svg:height="10.395cm" svg:x="1.4cm" svg:y="3.675cm" presentation:class="outline" presentation:placeholder="true" presentation:user-transformed="true">
          <draw:text-box/>
        </draw:frame>
        <draw:frame draw:style-name="gr3" draw:layer="layout" svg:width="17.499cm" svg:height="3.827cm" svg:x="1.901cm" svg:y="10cm">
          <draw:image xlink:href="Pictures/1000000000000258000000AF1799477CF9CB41E7.png" xlink:type="simple" xlink:show="embed" xlink:actuate="onLoad">
            <text:p/>
          </draw:image>
        </draw:frame>
        <draw:frame draw:style-name="gr3" draw:layer="layout" svg:width="12.839cm" svg:height="5cm" svg:x="12.961cm" svg:y="4cm">
          <draw:image xlink:href="Pictures/1000000000000323000000C2B2E435A52F2E398C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6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3T3">
        <office:forms form:automatic-focus="false" form:apply-design-mode="false"/>
        <draw:frame presentation:style-name="pr4" draw:text-style-name="P1" draw:layer="layout" svg:width="25.2cm" svg:height="2.41cm" svg:x="1.4cm" svg:y="0.737cm" presentation:class="title">
          <draw:text-box>
            <text:p><text:span text:style-name="T1">Lamps 300 lux</text:span></text:p>
          </draw:text-box>
        </draw:frame>
        <draw:frame draw:style-name="gr4" draw:text-style-name="P2" draw:layer="layout" svg:width="12.297cm" svg:height="9.251cm" svg:x="1.398cm" svg:y="4.246cm" presentation:class="graphic">
          <draw:image xlink:href="Pictures/100000000000014A0000014B84C390C41DEB198F.png" xlink:type="simple" xlink:show="embed" xlink:actuate="onLoad">
            <text:p/>
          </draw:image>
        </draw:frame>
        <draw:frame presentation:style-name="pr5" draw:layer="layout" svg:width="12.297cm" svg:height="10.395cm" svg:x="14.311cm" svg:y="3.675cm" presentation:class="outline" presentation:placeholder="true" presentation:user-transformed="true">
          <draw:text-box/>
        </draw:frame>
        <draw:frame draw:style-name="gr5" draw:text-style-name="P2" draw:layer="layout" svg:width="11.244cm" svg:height="3.744cm" svg:x="14.992cm" svg:y="3.862cm">
          <draw:image xlink:href="Pictures/100000000000005C0000001487C4AA3F53912CA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6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frame presentation:style-name="pr7" draw:text-style-name="P1" draw:layer="layout" svg:width="25.2cm" svg:height="2.41cm" svg:x="1.6cm" svg:y="0.8cm" presentation:class="title" presentation:user-transformed="true">
          <draw:text-box>
            <text:p><text:span text:style-name="T1"><text:s/></text:span><text:span text:style-name="T1">Dialux</text:span></text:p>
          </draw:text-box>
        </draw:frame>
        <draw:frame presentation:style-name="pr5" draw:layer="layout" svg:width="25.2cm" svg:height="10.395cm" svg:x="1.4cm" svg:y="3.675cm" presentation:class="outline" presentation:placeholder="true" presentation:user-transformed="true">
          <draw:text-box/>
        </draw:frame>
        <draw:frame draw:style-name="gr5" draw:text-style-name="P2" draw:layer="layout" svg:width="15.32cm" svg:height="4.427cm" svg:x="11.28cm" svg:y="4.005cm">
          <draw:image xlink:href="Pictures/1000000000000268000000D23B47B19327FD1F76.png" xlink:type="simple" xlink:show="embed" xlink:actuate="onLoad">
            <text:p/>
          </draw:image>
        </draw:frame>
        <draw:frame draw:style-name="gr5" draw:text-style-name="P2" draw:layer="layout" svg:width="16.862cm" svg:height="4.227cm" svg:x="4.938cm" svg:y="9.6cm">
          <draw:image xlink:href="Pictures/10000000000003000000006F881B963C3594448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6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5:11.645000000</meta:creation-date>
    <dc:date>2019-04-11T09:47:55.568000000</dc:date>
    <meta:editing-duration>PT5M5S</meta:editing-duration>
    <meta:editing-cycles>2</meta:editing-cycles>
    <meta:generator>LibreOffice/4.1.5.3$Windows_x86 LibreOffice_project/1c1366bba2ba2b554cd2ca4d87c06da81c05d24</meta:generator>
    <meta:document-statistic meta:object-count="52"/>
  </office:meta>
</office:document-meta>
</file>